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6.6938in" fo:margin-left="0.0306in" table:align="left" style:writing-mode="lr-tb"/>
    </style:style>
    <style:style style:name="Tabela1.A" style:family="table-column">
      <style:table-column-properties style:column-width="1.2771in"/>
    </style:style>
    <style:style style:name="Tabela1.B" style:family="table-column">
      <style:table-column-properties style:column-width="1.5125in"/>
    </style:style>
    <style:style style:name="Tabela1.C" style:family="table-column">
      <style:table-column-properties style:column-width="3.9042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382in" fo:border="0.0007in solid #000000" style:writing-mode="lr-tb"/>
    </style:style>
    <style:style style:name="Tabela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ela1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ela1.A4" style:family="table-cell" style:data-style-name="N37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Heading">
      <style:paragraph-properties style:snap-to-layout-grid="false"/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 style:list-style-name="WW8Num2">
      <style:paragraph-properties>
        <style:tab-stops>
          <style:tab-stop style:position="0in"/>
        </style:tab-stops>
      </style:paragraph-properties>
    </style:style>
    <style:style style:name="P6" style:family="paragraph" style:parent-style-name="Standard" style:list-style-name="WW8Num3">
      <style:paragraph-properties>
        <style:tab-stops>
          <style:tab-stop style:position="0in"/>
        </style:tab-stops>
      </style:paragraph-properties>
    </style:style>
    <style:style style:name="P7" style:family="paragraph" style:parent-style-name="Standard" style:list-style-name="WW8Num4">
      <style:paragraph-properties>
        <style:tab-stops>
          <style:tab-stop style:position="0in"/>
        </style:tab-stops>
      </style:paragraph-properties>
    </style:style>
    <style:style style:name="P8" style:family="paragraph" style:parent-style-name="Standard" style:list-style-name="WW8Num6">
      <style:paragraph-properties>
        <style:tab-stops>
          <style:tab-stop style:position="0in"/>
        </style:tab-stops>
      </style:paragraph-properties>
    </style:style>
    <style:style style:name="P9" style:family="paragraph" style:parent-style-name="Standard" style:list-style-name="WW8Num3">
      <style:paragraph-properties>
        <style:tab-stops>
          <style:tab-stop style:position="0in"/>
        </style:tab-stops>
      </style:paragraph-properties>
      <style:text-properties officeooo:rsid="00084d3a" officeooo:paragraph-rsid="00084d3a"/>
    </style:style>
    <style:style style:name="P10" style:family="paragraph" style:parent-style-name="Heading_20_2" style:master-page-name="Standard">
      <style:paragraph-properties style:page-number="auto" fo:break-before="page">
        <style:tab-stops>
          <style:tab-stop style:position="0in"/>
        </style:tab-stops>
      </style:paragraph-properties>
    </style:style>
    <style:style style:name="P11" style:family="paragraph" style:parent-style-name="Heading_20_3">
      <style:paragraph-properties>
        <style:tab-stops>
          <style:tab-stop style:position="0in"/>
        </style:tab-stops>
      </style:paragraph-properties>
    </style:style>
    <style:style style:name="P12" style:family="paragraph" style:parent-style-name="Table_20_Contents">
      <style:paragraph-properties style:snap-to-layout-grid="false"/>
      <style:text-properties officeooo:paragraph-rsid="0009e065"/>
    </style:style>
    <style:style style:name="P13" style:family="paragraph" style:parent-style-name="Table_20_Contents">
      <style:text-properties officeooo:paragraph-rsid="0009e06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09234e"/>
    </style:style>
    <style:style style:name="T4" style:family="text">
      <style:text-properties officeooo:rsid="0009e065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<text:file-name text:display="name">UC02.06.00 - Solicitar Inscrição em Turma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1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1">Data</text:p>
          </table:table-cell>
          <table:table-cell table:style-name="Tabela1.A2" office:value-type="string">
            <text:p text:style-name="P1">Autor</text:p>
          </table:table-cell>
          <table:table-cell table:style-name="Tabela1.C2" office:value-type="string">
            <text:p text:style-name="P1">Descrição</text:p>
          </table:table-cell>
        </table:table-row>
        <table:table-row table:style-name="Tabela1.1">
          <table:table-cell table:style-name="Tabela1.A2" office:value-type="string">
            <text:p text:style-name="P2">01/03/2010</text:p>
          </table:table-cell>
          <table:table-cell table:style-name="Tabela1.A2" office:value-type="string">
            <text:p text:style-name="P2">Rodrigo Henrique</text:p>
          </table:table-cell>
          <table:table-cell table:style-name="Tabela1.C2" office:value-type="string">
            <text:p text:style-name="P2">Versão inicial do caso de uso.</text:p>
          </table:table-cell>
        </table:table-row>
        <table:table-row table:style-name="Tabela1.1">
          <table:table-cell table:style-name="Tabela1.A4" office:value-type="date" office:date-value="2010-11-09">
            <text:p text:style-name="P2">11/09/10</text:p>
          </table:table-cell>
          <table:table-cell table:style-name="Tabela1.A2" office:value-type="string">
            <text:p text:style-name="P2">Marcio Belo</text:p>
          </table:table-cell>
          <table:table-cell table:style-name="Tabela1.C2" office:value-type="string">
            <text:p text:style-name="P2">Verificação.</text:p>
          </table:table-cell>
        </table:table-row>
        <table:table-row table:style-name="Tabela1.1">
          <table:table-cell table:style-name="Tabela1.A4" office:value-type="date" office:date-value="2010-11-16">
            <text:p text:style-name="P2">11/16/10</text:p>
          </table:table-cell>
          <table:table-cell table:style-name="Tabela1.A2" office:value-type="string">
            <text:p text:style-name="P2">Marcio Belo</text:p>
          </table:table-cell>
          <table:table-cell table:style-name="Tabela1.C2" office:value-type="string">
            <text:p text:style-name="P2">Ajustes de usabilidade e inclusão da pré-condição sobre a matrícula do aluno está CURSANDO.</text:p>
          </table:table-cell>
        </table:table-row>
        <table:table-row table:style-name="Tabela1.1">
          <table:table-cell table:style-name="Tabela1.A2" office:value-type="string">
            <text:p text:style-name="P12"><text:span text:style-name="T4">18/7/2011</text:span></text:p>
          </table:table-cell>
          <table:table-cell table:style-name="Tabela1.A2" office:value-type="string">
            <text:p text:style-name="P13"><text:span text:style-name="T4">Marcio Belo</text:span></text:p>
          </table:table-cell>
          <table:table-cell table:style-name="Tabela1.C2" office:value-type="string">
            <text:p text:style-name="P12"><text:span text:style-name="T4">Ajuste na pré-condição: aluno TRANCADO também pode solicitar inscrição em disciplina.</text:span></text:p>
          </table:table-cell>
        </table:table-row>
      </table:table>
      <text:h text:style-name="P11" text:outline-level="3">Pré-condições</text:h>
      <text:list xml:id="list1465420119" text:style-name="WW8Num2">
        <text:list-item>
          <text:p text:style-name="P5">Usuário autenticado no sistema com o papel de Aluno ou Secretaria Acadêmica;</text:p>
        </text:list-item>
        <text:list-item>
          <text:p text:style-name="P5">Uma matrícula de Aluno em situação CURSANDO <text:span text:style-name="T4">ou TRANCADO </text:span>está selecionada;</text:p>
        </text:list-item>
      </text:list>
      <text:h text:style-name="P11" text:outline-level="3">Atores</text:h>
      <text:p text:style-name="Text_20_body">Aluno (primário), Secretária Acadêmica</text:p>
      <text:h text:style-name="P11" text:outline-level="3">Fluxo Principal</text:h>
      <text:list xml:id="list795935972" text:style-name="WW8Num3">
        <text:list-item>
          <text:p text:style-name="P6">Sistema exibe:</text:p>
          <text:list>
            <text:list-item>
              <text:p text:style-name="P6">No cabeçalho os filtros: </text:p>
              <text:list>
                <text:list-item>
                  <text:p text:style-name="P6">a sigla e o nome do curso;</text:p>
                </text:list-item>
                <text:list-item>
                  <text:p text:style-name="P6">a sigla do período letivo vigente, para o qual está se fazendo inscrições;</text:p>
                </text:list-item>
                <text:list-item>
                  <text:p text:style-name="P6">matrícula do aluno;</text:p>
                </text:list-item>
                <text:list-item>
                  <text:p text:style-name="P6">nome completo do aluno;</text:p>
                </text:list-item>
                <text:list-item>
                  <text:p text:style-name="P9">turno de ingresso da matrícula;</text:p>
                </text:list-item>
              </text:list>
            </text:list-item>
            <text:list-item>
              <text:p text:style-name="P6">grade atualizada com as atuais turmas (disciplina e grade) solicitadas pelo aluno, destacando, inclusive, os conflitos de horário;</text:p>
            </text:list-item>
          </text:list>
        </text:list-item>
        <text:list-item>
          <text:p text:style-name="P6">Sistema exibe uma lista de turmas, com a situação 'LIBERADA' <text:s/>e que o aluno ainda não obteve aprovação para solicitações de inscrição, e para cada uma delas informa turno em que está sendo oferecida, <text:s/>a grade da turma (ex: A), sigla da disciplina, a descrição da disciplina, pré-requisitos (diretos e indiretos) e horário da aula;</text:p>
        </text:list-item>
        <text:list-item>
          <text:p text:style-name="P6">Usuário (Aluno ou Secretária Acadêmica) solicita inscrição em uma turma;</text:p>
        </text:list-item>
        <text:list-item>
          <text:p text:style-name="P6">Sistema verifica possíveis quebras de regras (ver regras de negócio) e, nesse caso, exibe alertas;</text:p>
        </text:list-item>
        <text:list-item>
          <text:p text:style-name="P6">Usuário confirma a operação;</text:p>
        </text:list-item>
        <text:list-item>
          <text:p text:style-name="P6">Sistema retorna ao passo 1;</text:p>
        </text:list-item>
      </text:list>
      <text:h text:style-name="P11" text:outline-level="3">Fluxo Alternativo 1</text:h>
      <text:list xml:id="list407773447" text:style-name="WW8Num4">
        <text:list-item>
          <text:p text:style-name="P7">O usuário encerra execução do caso de uso a qualquer momento</text:p>
        </text:list-item>
      </text:list>
      <text:p text:style-name="P3"/>
      <text:h text:style-name="P11" text:outline-level="3">Pós-condições</text:h>
      <text:list xml:id="list322156223" text:style-name="WW8Num6">
        <text:list-item>
          <text:p text:style-name="P8">Sistema cadastra a solicitação de inscrição do aluno como REQ (solicitação requerida);</text:p>
        </text:list-item>
        <text:list-item>
          <text:p text:style-name="P8">Sistema registra no log de auditoria para o usuário logado: “<text:span text:style-name="T2">Solicitada a inscrição do Aluno </text:span><text:span text:style-name="T1">MANUEL FERREIRA BELO</text:span><text:span text:style-name="T2">, de matricula </text:span><text:span text:style-name="T1">1328</text:span><text:span text:style-name="T2"> na turma de </text:span><text:span text:style-name="T1">LPO (Língua Portuguesa)</text:span><text:span text:style-name="T2">, Período </text:span><text:soft-page-break/><text:span text:style-name="T2">Letivo </text:span><text:span text:style-name="T1">2010.2</text:span><text:span text:style-name="T2">, turno </text:span><text:span text:style-name="T1">MANHÃ</text:span><text:span text:style-name="T2"> grade </text:span><text:span text:style-name="T1">A</text:span><text:span text:style-name="T2"> do Curso </text:span><text:span text:style-name="T1">TASI (Tecnologia em Análise de Sistemas Informatizados)</text:span><text:span text:style-name="T2">“;</text:span></text:p>
        </text:list-item>
      </text:list>
      <text:p text:style-name="Standard"/>
      <text:h text:style-name="P11" text:outline-level="3">Regras de Negócio</text:h>
      <text:p text:style-name="P4">RN05; RN06; RN08; RN09; RN10; RN11; RN12; RN13; <text:span text:style-name="T3">RN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693in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1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name-complex="Tahoma1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Normal1" style:family="paragraph">
      <style:paragraph-properties style:line-height-at-least="0.0693in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1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2LVL5" style:display-name="WW_CharLFO2LVL5" style:family="text">
      <style:text-properties style:font-name="StarSymbol" style:font-name-asian="OpenSymbol" style:font-name-complex="OpenSymbol"/>
    </style:style>
    <style:style style:name="WW_5f_CharLFO2LVL6" style:display-name="WW_CharLFO2LVL6" style:family="text">
      <style:text-properties style:font-name="StarSymbol" style:font-name-asian="OpenSymbol" style:font-name-complex="OpenSymbol"/>
    </style:style>
    <style:style style:name="WW_5f_CharLFO2LVL7" style:display-name="WW_CharLFO2LVL7" style:family="text">
      <style:text-properties style:font-name="StarSymbol" style:font-name-asian="OpenSymbol" style:font-name-complex="OpenSymbol"/>
    </style:style>
    <style:style style:name="WW_5f_CharLFO2LVL8" style:display-name="WW_CharLFO2LVL8" style:family="text">
      <style:text-properties style:font-name="StarSymbol" style:font-name-asian="OpenSymbol" style:font-name-complex="OpenSymbol"/>
    </style:style>
    <style:style style:name="WW_5f_CharLFO2LVL9" style:display-name="WW_CharLFO2LVL9" style:family="text">
      <style:text-properties style:font-name="Star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04T20:29:00</meta:creation-date>
    <dc:date>2011-07-18T19:04:35</dc:date>
    <meta:editing-cycles>19</meta:editing-cycles>
    <meta:editing-duration>PT05H47M39S</meta:editing-duration>
    <meta:generator>OpenOffice.org/3.2$Linux OpenOffice.org_project/320m19$Build-9505</meta:generator>
    <dc:creator>mbelo </dc:creator>
    <meta:document-statistic meta:table-count="1" meta:image-count="0" meta:object-count="0" meta:page-count="2" meta:paragraph-count="43" meta:word-count="333" meta:character-count="2083"/>
  </office:meta>
</office:document-meta>
</file>